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602000000C88117B8E813D7FDAF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Ethiopia Jiret Slant" svg:font-family="'Ethiopia Jiret Slant'" style:font-pitch="variable"/>
    <style:font-face style:name="Ethiopic Yebse" svg:font-family="'Ethiopic Yebse'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Zebidar" svg:font-family="Zebid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.964cm"/>
    </style:style>
    <style:style style:name="gr3" style:family="graphic" style:parent-style-name="standard">
      <style:graphic-properties draw:stroke="none" svg:stroke-color="#000000" draw:fill="none" draw:fill-color="#ffffff" fo:min-height="3.721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20pt" style:font-size-asian="120pt" style:font-size-complex="120pt"/>
    </style:style>
    <style:style style:name="P3" style:family="paragraph">
      <loext:graphic-properties draw:fill="none" draw:fill-color="#ffffff"/>
      <style:paragraph-properties fo:text-align="start"/>
      <style:text-properties style:font-name="Zebidar" fo:font-size="120pt" style:font-size-asian="120pt" style:font-name-complex="Zebidar" style:font-size-complex="120pt"/>
    </style:style>
    <style:style style:name="P4" style:family="paragraph">
      <style:paragraph-properties fo:margin-top="0.152cm" fo:margin-bottom="0cm" fo:text-align="end"/>
      <style:text-properties fo:color="#800000" fo:font-size="48pt" style:font-size-asian="48pt" style:font-size-complex="48pt"/>
    </style:style>
    <style:style style:name="P5" style:family="paragraph">
      <loext:graphic-properties draw:fill="none" draw:fill-color="#ffffff"/>
      <style:paragraph-properties fo:margin-top="0.152cm" fo:margin-bottom="0cm" fo:text-align="end"/>
      <style:text-properties fo:color="#800000" style:font-name="Zebidar" fo:font-size="48pt" fo:font-weight="bold" fo:background-color="#ffffff" style:font-size-asian="48pt" style:font-weight-asian="bold" style:font-name-complex="Zebidar" style:font-size-complex="48pt" style:font-weight-complex="bold"/>
    </style:style>
    <style:style style:name="T1" style:family="text">
      <style:text-properties fo:color="#cb6027" style:font-name="Abyssinica SIL" fo:font-size="120pt" fo:font-weight="bold" style:font-size-asian="120pt" style:font-weight-asian="bold" style:font-name-complex="Abyssinica SIL" style:font-size-complex="120pt" style:font-weight-complex="bold"/>
    </style:style>
    <style:style style:name="T2" style:family="text">
      <style:text-properties fo:color="#800000" style:font-name="Ethiopia Jiret Slant" fo:font-size="48pt" style:font-size-asian="48pt" style:font-name-complex="Ethiopia Jiret Slan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3.559cm" svg:height="4.362cm" svg:x="1.115cm" svg:y="10.372cm">
          <draw:image xlink:href="Pictures/1000020100000602000000C88117B8E813D7FDAF.png" xlink:type="simple" xlink:show="embed" xlink:actuate="onLoad">
            <text:p/>
          </draw:image>
        </draw:frame>
        <draw:frame draw:style-name="gr2" draw:text-style-name="P3" draw:layer="layout" svg:width="6.952cm" svg:height="4.294cm" svg:x="15.204cm" svg:y="10.852cm">
          <draw:text-box>
            <text:p text:style-name="P2"><text:span text:style-name="T1">ጘዝ</text:span></text:p>
          </draw:text-box>
        </draw:frame>
        <draw:frame draw:style-name="gr3" draw:text-style-name="P5" draw:layer="layout" svg:width="13.774cm" svg:height="3.971cm" svg:x="20.334cm" svg:y="10.753cm">
          <draw:text-box>
            <text:p text:style-name="P4"><text:span text:style-name="T2">ከአማርኛ ወደ ጉራግኛ</text:span></text:p>
            <text:p text:style-name="P4"><text:span text:style-name="T2">የመተርጐም ረጂ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Ethiopia Jiret Slant" svg:font-family="'Ethiopia Jiret Slant'" style:font-pitch="variable"/>
    <style:font-face style:name="Ethiopic Yebse" svg:font-family="'Ethiopic Yebse'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Zebidar" svg:font-family="Zebid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2T17:38:44.963512438</meta:creation-date>
    <dc:date>2020-09-06T22:32:22.649008671</dc:date>
    <meta:editing-duration>PT12H12M41S</meta:editing-duration>
    <meta:editing-cycles>9</meta:editing-cycles>
    <meta:generator>LibreOffice/5.0.3.2$MacOSX_X86_64 LibreOffice_project/e5f16313668ac592c1bfb310f4390624e3dbfb75</meta:generator>
    <meta:document-statistic meta:object-count="3"/>
  </office:meta>
</office:document-meta>
</file>